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bfca" officeooo:paragraph-rsid="0009bf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Examples:</text:p>
      <text:p text:style-name="P1">Bank</text:p>
      <text:p text:style-name="P1">vegetable</text:p>
      <text:p text:style-name="P1">fruits</text:p>
      <text:p text:style-name="P1">vowel</text:p>
      <text:p text:style-name="P1">degree</text:p>
      <text:p text:style-name="P1">language list</text:p>
      <text:p text:style-name="P1">subject list</text:p>
      <text:p text:style-name="P1">brands list</text:p>
      <text:p text:style-name="P1">pulses</text:p>
      <text:p text:style-name="P1">cotton material l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7:24:46.489208255</meta:creation-date>
    <dc:date>2017-12-13T17:26:03.871688951</dc:date>
    <meta:editing-duration>PT1M18S</meta:editing-duration>
    <meta:editing-cycles>1</meta:editing-cycles>
    <meta:document-statistic meta:table-count="0" meta:image-count="0" meta:object-count="0" meta:page-count="1" meta:paragraph-count="11" meta:word-count="17" meta:character-count="106" meta:non-whitespace-character-count="100"/>
    <meta:generator>LibreOffice/5.1.4.2$Linux_X86_64 LibreOffice_project/10m0$Build-2</meta:generator>
  </office:meta>
</office:document-meta>
</file>